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889cm" svg:height="0.889cm" svg:x="9.531cm" svg:y="4.4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72cm" svg:y1="4.873cm" svg:x2="9.531cm" svg:y2="4.873cm" draw:start-shape="id1" draw:start-glue-point="10" draw:end-shape="id2" draw:end-glue-point="6" svg:d="M7720 4873h1811">
          <text:p text:style-name="P1"><text:span text:style-name="T2">1</text:span></text:p>
        </draw:connector>
        <draw:connector draw:style-name="gr2" draw:text-style-name="P1" draw:layer="layout" draw:type="line" svg:x1="10.42cm" svg:y1="4.873cm" svg:x2="12.231cm" svg:y2="4.873cm" draw:start-shape="id2" draw:start-glue-point="10" draw:end-shape="id3" draw:end-glue-point="6" svg:d="M10420 4873h1811">
          <text:p text:style-name="P1"><text:span text:style-name="T2">2</text:span></text:p>
        </draw:connector>
        <draw:custom-shape draw:style-name="gr1" draw:text-style-name="P2" xml:id="id1" draw:id="id1" draw:layer="layout" svg:width="0.889cm" svg:height="0.889cm" svg:x="6.831cm" svg:y="4.4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889cm" svg:height="0.889cm" svg:x="12.231cm" svg:y="4.4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889cm" svg:height="0.889cm" svg:x="9.531cm" svg:y="6.229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0.889cm" svg:height="0.889cm" svg:x="9.531cm" svg:y="2.629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275cm" svg:y1="5.318cm" svg:x2="9.531cm" svg:y2="6.673cm" draw:start-shape="id1" draw:start-glue-point="8" draw:end-shape="id4" draw:end-glue-point="6" svg:d="M7275 5318l2256 1355">
          <text:p text:style-name="P1"><text:span text:style-name="T2">1</text:span></text:p>
        </draw:connector>
        <draw:connector draw:style-name="gr2" draw:text-style-name="P1" draw:layer="layout" draw:type="line" svg:x1="12.675cm" svg:y1="5.318cm" svg:x2="10.42cm" svg:y2="6.673cm" draw:start-shape="id3" draw:start-glue-point="8" draw:end-shape="id4" draw:end-glue-point="10" svg:d="M12675 5318l-2255 1355">
          <text:p text:style-name="P1"><text:span text:style-name="T2">2</text:span></text:p>
        </draw:connector>
        <draw:connector draw:style-name="gr4" draw:text-style-name="P1" draw:layer="layout" draw:type="line" svg:x1="9.975cm" svg:y1="3.518cm" svg:x2="9.975cm" svg:y2="4.429cm" draw:start-shape="id5" draw:start-glue-point="8" draw:end-shape="id2" draw:end-glue-point="4" svg:d="M9975 3518v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20-07-24T20:35:22.74</dc:date>
    <dc:creator>Loc Nguyen</dc:creator>
    <meta:editing-duration>PT1H15M59S</meta:editing-duration>
    <meta:editing-cycles>12</meta:editing-cycles>
    <meta:generator>OpenOffice/4.1.2$Win32 OpenOffice.org_project/412m3$Build-9782</meta:generator>
    <meta:document-statistic meta:object-count="10"/>
  </office:meta>
</office:document-meta>
</file>